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ErrorListener.error( Transformer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ErrorListener.LogErrorListen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ErrorListener.fatalError( Transformer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ErrorListener.warning( Transformer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